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 Mono" svg:font-family="'Ubuntu Mono'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fbbbd" officeooo:paragraph-rsid="000fbbbd"/>
    </style:style>
    <style:style style:name="P2" style:family="paragraph" style:parent-style-name="Standard">
      <style:text-properties officeooo:rsid="000fbbbd" officeooo:paragraph-rsid="0013052c"/>
    </style:style>
    <style:style style:name="P3" style:family="paragraph" style:parent-style-name="Standard">
      <style:text-properties officeooo:rsid="0012209c" officeooo:paragraph-rsid="0012209c"/>
    </style:style>
    <style:style style:name="P4" style:family="paragraph" style:parent-style-name="Standard">
      <style:paragraph-properties fo:text-align="center" style:justify-single-word="false"/>
      <style:text-properties style:font-name="Ubuntu Mono" officeooo:rsid="000fbbbd" officeooo:paragraph-rsid="0013052c"/>
    </style:style>
    <style:style style:name="P5" style:family="paragraph" style:parent-style-name="Standard">
      <style:text-properties officeooo:rsid="00142f42" officeooo:paragraph-rsid="00142f42"/>
    </style:style>
    <style:style style:name="P6" style:family="paragraph" style:parent-style-name="Standard">
      <style:text-properties officeooo:rsid="00142f42" officeooo:paragraph-rsid="0015980c"/>
    </style:style>
    <style:style style:name="P7" style:family="paragraph" style:parent-style-name="Standard">
      <style:text-properties officeooo:rsid="0015980c" officeooo:paragraph-rsid="0015980c"/>
    </style:style>
    <style:style style:name="P8" style:family="paragraph" style:parent-style-name="Standard" style:list-style-name="L1">
      <style:text-properties officeooo:rsid="000fbbbd" officeooo:paragraph-rsid="000fbbbd"/>
    </style:style>
    <style:style style:name="P9" style:family="paragraph" style:parent-style-name="Standard">
      <style:text-properties fo:font-weight="normal" officeooo:rsid="0012209c" officeooo:paragraph-rsid="0012209c" style:font-weight-asian="normal" style:font-weight-complex="normal"/>
    </style:style>
    <style:style style:name="P10" style:family="paragraph" style:parent-style-name="Standard">
      <style:text-properties fo:font-weight="normal" officeooo:rsid="001233d7" officeooo:paragraph-rsid="001233d7" style:font-weight-asian="normal" style:font-weight-complex="normal"/>
    </style:style>
    <style:style style:name="P11" style:family="paragraph" style:parent-style-name="Standard">
      <style:text-properties fo:font-weight="normal" officeooo:rsid="0015980c" officeooo:paragraph-rsid="0015980c" style:font-weight-asian="normal" style:font-weight-complex="normal"/>
    </style:style>
    <style:style style:name="P12" style:family="paragraph" style:parent-style-name="Standard">
      <style:text-properties fo:font-weight="normal" officeooo:rsid="00142f42" officeooo:paragraph-rsid="0015980c" style:font-weight-asian="normal" style:font-weight-complex="normal"/>
    </style:style>
    <style:style style:name="P13" style:family="paragraph" style:parent-style-name="Standard">
      <style:text-properties fo:font-weight="normal" officeooo:rsid="0016fe04" officeooo:paragraph-rsid="0016fe04" style:font-weight-asian="normal" style:font-weight-complex="normal"/>
    </style:style>
    <style:style style:name="P14" style:family="paragraph" style:parent-style-name="Standard">
      <style:text-properties fo:color="#ff6600" officeooo:rsid="0015980c" officeooo:paragraph-rsid="0015980c"/>
    </style:style>
    <style:style style:name="P15" style:family="paragraph" style:parent-style-name="Standard">
      <style:text-properties officeooo:rsid="0015980c" officeooo:paragraph-rsid="0016fe04"/>
    </style:style>
    <style:style style:name="P16" style:family="paragraph" style:parent-style-name="Standard">
      <style:text-properties fo:color="#000000" officeooo:rsid="0015980c" officeooo:paragraph-rsid="0016fe04"/>
    </style:style>
    <style:style style:name="T1" style:family="text">
      <style:text-properties officeooo:rsid="001220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2f42" style:font-weight-asian="bold" style:font-weight-complex="bold"/>
    </style:style>
    <style:style style:name="T4" style:family="text">
      <style:text-properties fo:font-weight="bold" officeooo:rsid="0015980c" style:font-weight-asian="bold" style:font-weight-complex="bold"/>
    </style:style>
    <style:style style:name="T5" style:family="text">
      <style:text-properties fo:font-weight="bold" officeooo:rsid="0016fe0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2f42" style:font-weight-asian="normal" style:font-weight-complex="normal"/>
    </style:style>
    <style:style style:name="T8" style:family="text">
      <style:text-properties fo:font-weight="normal" officeooo:rsid="0015980c" style:font-weight-asian="normal" style:font-weight-complex="normal"/>
    </style:style>
    <style:style style:name="T9" style:family="text">
      <style:text-properties officeooo:rsid="001233d7"/>
    </style:style>
    <style:style style:name="T10" style:family="text">
      <style:text-properties officeooo:rsid="0016fe04"/>
    </style:style>
    <style:style style:name="T11" style:family="text">
      <style:text-properties fo:color="#ff6600" fo:font-weight="normal" style:font-weight-asian="normal" style:font-weight-complex="normal"/>
    </style:style>
    <style:style style:name="T12" style:family="text">
      <style:text-properties fo:color="#ff6600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IST Statistical Test Suite</text:h>
      <text:h text:style-name="Heading_20_2" text:outline-level="2"><text:span text:style-name="T9">V</text:span>ýběr testů:</text:h>
      <text:p text:style-name="P1">Pro otestování zadaných dat jsem vybral několik testů z baterie STS. Při výběru jsem se snažil vybrat takové testy u kterých jsem dobře chápal, co testují, abych mohl správně upravit parametry a vyhodnotit závěry testu.</text:p>
      <text:h text:style-name="Heading_20_3" text:outline-level="3">Vybrané testy:</text:h>
      <text:list xml:id="list8973478888374310495" text:style-name="L1">
        <text:list-item>
          <text:p text:style-name="P8">Frequency – určuje poměr 0 a 1 v celém souboru</text:p>
        </text:list-item>
        <text:list-item>
          <text:p text:style-name="P8">BlockFrequency – určuje poměry 0 a 1 v jednotlivých blocích</text:p>
        </text:list-item>
        <text:list-item>
          <text:p text:style-name="P8">Runs – určuje, zda počet posloupností 0 a 1 je dostatečně náhodný</text:p>
        </text:list-item>
        <text:list-item>
          <text:p text:style-name="P8">LongestRun – testuje délku nejdeší posloupnosti 0, resp. 1</text:p>
        </text:list-item>
        <text:list-item>
          <text:p text:style-name="P8">Discrete Fourier Transform – <text:span text:style-name="T1">testuje frekvenci 5% odchylek – zda tyto odchylky nejsou častější, než v 5% případů</text:span></text:p>
        </text:list-item>
        <text:list-item>
          <text:p text:style-name="P8">Rank – hodnocení hodností matic</text:p>
        </text:list-item>
        <text:list-item>
          <text:p text:style-name="P8">ApproximateEntropy – testuje frekvenci m-bitových vzorů, které se nachází v datech</text:p>
        </text:list-item>
      </text:list>
      <text:p text:style-name="P1">K vybraným testům bylo nutné určit dodatečné parametry.</text:p>
      <text:h text:style-name="Heading_20_3" text:outline-level="3"><text:span text:style-name="T9">Dodatečné parametry</text:span>:</text:h>
      <text:p text:style-name="P1">Approximate Entropy Test <text:tab/>délka bloku <text:tab/>doporučená hodnota: 5<text:tab/>zvolená hodnota: 5</text:p>
      <text:p text:style-name="P1">Block Frequency Test <text:tab/>délka bloku <text:tab/>doporučená hodnota: <text:span text:style-name="T1">128</text:span><text:tab/>zvolená hodnota: 1024</text:p>
      <text:p text:style-name="P1"/>
      <text:h text:style-name="Heading_20_3" text:outline-level="3">Postup:</text:h>
      <text:p text:style-name="P2">Pomocí následujícího příkazu jsem vytvořil soubory, které obsahují vždy N-tý bit ze zadání. </text:p>
      <text:p text:style-name="P2"/>
      <text:p text:style-name="P4">cat 8mhz.bit | cut -c <text:s/>1 | paste -s -d '' &gt; "${data_dir}/bit_01.bit"</text:p>
      <text:p text:style-name="P2"/>
      <text:p text:style-name="P2">Jednotlivé sloupce jsem spojil a uložit tak do příslušných 16 souborů. Na těchto souborech jsem provedl statistické testy z baterie STS. <text:span text:style-name="T10">Jako délku bitstreamu jsem zvolil </text:span><text:span text:style-name="T5">10 000 </text:span><text:span text:style-name="T10">bitů, celkový počet bitstreamů tak vyšel </text:span><text:span text:style-name="T5">224</text:span><text:span text:style-name="T10">.</text:span></text:p>
      <text:p text:style-name="P3">Vždy po proběhnutí testu jsem pro každý ze souborů analyzovat výstup uložený v souboru <text:span text:style-name="T2">finalAnalysisReport.txt</text:span><text:span text:style-name="T6"> a dále výstupy z jednotlivých testů.</text:span></text:p>
      <text:p text:style-name="P9"/>
      <text:p text:style-name="P10">Je nutné si uvědomit, že se jedná pouze o statistický test, který může potvrdit, že zvolení zdroj dat není dostatečně náhodný. Nelze však tvrdit opak.</text:p>
      <text:p text:style-name="P9"/>
      <text:h text:style-name="Heading_20_3" text:outline-level="3">Výsledky:</text:h>
      <text:p text:style-name="P5"><text:span text:style-name="T2">Bit_01</text:span><text:span text:style-name="T6"> – 6 ze 7 testů odmítlo vstupní data jako příliš závislá. Pouze test </text:span><text:span text:style-name="T2">Hodností matic</text:span><text:span text:style-name="T6"> shledal vstup jako dostatečně náhodný – protože p-value vyšla okolo 0.039 – </text:span><text:span text:style-name="T8">plus bylo přidáno upozornění</text:span><text:span text:style-name="T6">.</text:span></text:p>
      <text:p text:style-name="P6"><text:span text:style-name="T2">Bit_02</text:span><text:span text:style-name="T6"> – stejně jako v předchozím případě – 6/7 proti, pouze test </text:span><text:span text:style-name="T2">Hodností matic</text:span><text:span text:style-name="T6"> prošel </text:span><text:span text:style-name="T8">s upozorněním na p-value.</text:span></text:p>
      <text:p text:style-name="P6"><text:span text:style-name="T2">Bit_03</text:span><text:span text:style-name="T6"> – stejně jako v předchozím případě – 6/7 proti, pouze test </text:span><text:span text:style-name="T2">Hodností matic</text:span><text:span text:style-name="T6"> prošel </text:span><text:span text:style-name="T8">s upozorněním na p-value.</text:span></text:p>
      <text:p text:style-name="P6"><text:soft-page-break/><text:span text:style-name="T2">Bit_04</text:span><text:span text:style-name="T6"> – stejně jako v předchozím případě – 6/7 proti, pouze test </text:span><text:span text:style-name="T2">Hodností matic</text:span><text:span text:style-name="T6"> prošel </text:span><text:span text:style-name="T8">s upozorněním na p-value.</text:span></text:p>
      <text:p text:style-name="P6"><text:span text:style-name="T2">Bit_05</text:span><text:span text:style-name="T6"> – stejně jako v předchozím případě – 6/7 proti, pouze test </text:span><text:span text:style-name="T2">Hodností matic</text:span><text:span text:style-name="T6"> prošel </text:span><text:span text:style-name="T8">s upozorněním na p-value.</text:span></text:p>
      <text:p text:style-name="P6"><text:span text:style-name="T2">Bit_06</text:span><text:span text:style-name="T6"> – stejně jako v předchozím případě – 6/7 proti, pouze test </text:span><text:span text:style-name="T2">Hodností matic</text:span><text:span text:style-name="T6"> prošel </text:span><text:span text:style-name="T8">s upozorněním na p-value.</text:span></text:p>
      <text:p text:style-name="P5"><text:span text:style-name="T2">Bit_07</text:span><text:span text:style-name="T6"> – stejně jako v předchozím případě – 6/7 proti, pouze test </text:span><text:span text:style-name="T2">Hodností matic</text:span><text:span text:style-name="T6"> prošel </text:span><text:span text:style-name="T8">s upozorněním na p-value.</text:span></text:p>
      <text:p text:style-name="P11">Můžeme prohlásit, že testy správně zavrhly prvních 7 bitů, protože data jsou tvořena vždy pouze jednou konstatní sekvencí 0, či 1.</text:p>
      <text:p text:style-name="P6"><text:span text:style-name="T2">Bit_0</text:span><text:span text:style-name="T4">8</text:span><text:span text:style-name="T6"> – </text:span><text:span text:style-name="T8">je od pohledu rozvážený – tedy v části souboru převažují 0 a v jiné 1. 5/7 testů data odmítlo jako nekvalitní. Pouze test </text:span><text:span text:style-name="T4">Hodností matic </text:span><text:span text:style-name="T8">a test </text:span><text:span text:style-name="T4">Entropie</text:span><text:span text:style-name="T8"> prošly.</text:span></text:p>
      <text:p text:style-name="P7"><text:span text:style-name="T2">Bit_09 –</text:span><text:span text:style-name="T6"> výsledek stejný jako pro bit 08</text:span></text:p>
      <text:p text:style-name="P7"><text:span text:style-name="T2">Bit_10</text:span><text:span text:style-name="T6"> – 4/7 testů neprošly. Prošly pouze testy </text:span><text:span text:style-name="T2">Hodností matic</text:span><text:span text:style-name="T6">, </text:span><text:span text:style-name="T2">Entropie</text:span><text:span text:style-name="T6"> a </text:span><text:span text:style-name="T2">FFT</text:span><text:span text:style-name="T6">. U testu </text:span><text:span text:style-name="T2">Entropie</text:span><text:span text:style-name="T6"> bylo upozornění na p-value.</text:span></text:p>
      <text:p text:style-name="P16"><text:span text:style-name="T2">Bit_1</text:span><text:span text:style-name="T5">1</text:span><text:span text:style-name="T6"> – Všech 7 testů prošlo, pouze u testu </text:span><text:span text:style-name="T2">Entropie</text:span><text:span text:style-name="T6"> a </text:span><text:span text:style-name="T2">Hodnosti matic </text:span><text:span text:style-name="T6">bylo upozornění na p-value.</text:span></text:p>
      <text:p text:style-name="P7"><text:span text:style-name="T2">Bit_12</text:span><text:span text:style-name="T6"> – Všech 7 testů prošlo, pouze u testu </text:span><text:span text:style-name="T2">Entropie</text:span><text:span text:style-name="T6"> a </text:span><text:span text:style-name="T2">Hodnosti matic </text:span><text:span text:style-name="T6">bylo upozornění na p-value.</text:span></text:p>
      <text:p text:style-name="P15"><text:span text:style-name="T12">Bit_13</text:span><text:span text:style-name="T11"> – Všech 7 testů prošlo, pouze u testu </text:span><text:span text:style-name="T12">Entropie</text:span><text:span text:style-name="T11"> bylo upozornění na p-value.</text:span></text:p>
      <text:p text:style-name="P7"><text:span text:style-name="T2">Bit_14</text:span><text:span text:style-name="T6"> – Všech 7 testů prošlo, pouze u testu </text:span><text:span text:style-name="T2">Entropie</text:span><text:span text:style-name="T6"> a </text:span><text:span text:style-name="T2">Hodnosti matic </text:span><text:span text:style-name="T6">bylo upozornění na p-value.</text:span></text:p>
      <text:p text:style-name="P14"><text:span text:style-name="T2">Bit_15 </text:span><text:span text:style-name="T6">– Všech 7 testů prošlo, pouze u testu </text:span><text:span text:style-name="T2">Entropie </text:span><text:span text:style-name="T6">bylo upozornění na p-value.</text:span></text:p>
      <text:p text:style-name="P7"><text:span text:style-name="T2">Bit_16</text:span><text:span text:style-name="T6"> – </text:span><text:span text:style-name="T7">6 ze 7 testů odmítlo vstupní data jako příliš závislá. Pouze test </text:span><text:span text:style-name="T3">Hodností matic</text:span><text:span text:style-name="T7"> shledal vstup jako dostatečně náhodný – protože p-value vyšla okolo 0.039 – </text:span><text:span text:style-name="T6">plus bylo přidáno upozornění</text:span><text:span text:style-name="T7">.</text:span></text:p>
      <text:p text:style-name="P12"/>
      <text:p text:style-name="P13">Barevně označené bity jsou nejkvalitnější.</text:p>
      <text:p text:style-name="P12"/>
      <text:p text:style-name="P7"><text:span text:style-name="T7">O</text:span><text:span text:style-name="T6">kometricky souhlasím s výsledky provedených testů. Očividně rozvážené posloupnosti byly odmítnuty. Ostatní vypadají poměrně spolehlivě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 Mono" svg:font-family="'Ubuntu Mono'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08:38:38.383148654</meta:creation-date>
    <dc:date>2017-10-17T14:49:07.594231696</dc:date>
    <meta:editing-duration>PT27M56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2" meta:paragraph-count="41" meta:word-count="588" meta:character-count="3827" meta:non-whitespace-character-count="3246"/>
  </office:meta>
</office:document-meta>
</file>